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paragraph-rsid="001cf265" style:font-size-asian="10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style:text-underline-style="solid" style:text-underline-width="auto" style:text-underline-color="font-color" fo:font-weight="bold" officeooo:rsid="001aa701" officeooo:paragraph-rsid="001aa701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text-underline-style="none" fo:font-weight="normal" officeooo:rsid="001aa701" officeooo:paragraph-rsid="001aa701" style:font-size-asian="10pt" style:font-weight-asian="normal" style:font-size-complex="10pt" style:font-weight-complex="normal"/>
    </style:style>
    <style:style style:name="P8" style:family="paragraph" style:parent-style-name="Standard">
      <style:text-properties officeooo:paragraph-rsid="001ff9f9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text-properties officeooo:rsid="001cf265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officeooo:rsid="001cf265"/>
    </style:style>
    <style:style style:name="T3" style:family="text">
      <style:text-properties officeooo:rsid="001ff9f9"/>
    </style:style>
    <style:style style:name="T4" style:family="text">
      <style:text-properties officeooo:rsid="00204cac"/>
    </style:style>
    <style:style style:name="T5" style:family="text">
      <style:text-properties officeooo:rsid="0020a5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PLATE DOCUMENT FOR THIRD PARTIES</text:p>
      <text:p text:style-name="Standard"/>
      <text:p text:style-name="Standard"/>
      <text:p text:style-name="Standard">This is a<text:span text:style-name="T2">n</text:span> ODT <text:span text:style-name="T2">template </text:span>document <text:span text:style-name="T2">used to generate </text:span>personalized documents for your customers or suppliers.</text:p>
      <text:p text:style-name="P10"/>
      <text:p text:style-name="P4"><text:span text:style-name="T1">My information:</text:span> </text:p>
      <text:p text:style-name="P2">This is a list of tags that will be replaced with correct values (tags between {}) :</text:p>
      <text:p text:style-name="P3">mycompany_logo = {mycompany_logo}</text:p>
      <text:p text:style-name="P3">mycompany_name = {mycompany_name}</text:p>
      <text:p text:style-name="P3">mycompany_address = {mycompany_address}</text:p>
      <text:p text:style-name="P3">mycompany_zip = {mycompany_zip}</text:p>
      <text:p text:style-name="P3">mycompany_town = {mycompany_town}</text:p>
      <text:p text:style-name="P3">mycompany_country = {mycompany_country}</text:p>
      <text:p text:style-name="P3">mycompany_phone = {mycompany_phone}</text:p>
      <text:p text:style-name="P3">mycompany_fax = {mycompany_fax}</text:p>
      <text:p text:style-name="P3">mycompany_email = {mycompany_email}</text:p>
      <text:p text:style-name="P3">mycompany_web = {mycompany_web}</text:p>
      <text:p text:style-name="P3">mycompany_barcode = {mycompany_barcode}</text:p>
      <text:p text:style-name="P3">mycompany_capital= {mycompany_capital}</text:p>
      <text:p text:style-name="P3">mycompany_juridicalstatus= {mycompany_juridicalstatus}</text:p>
      <text:p text:style-name="P3">mycompany_idprof1 = {mycompany_idprof1}</text:p>
      <text:p text:style-name="P3">mycompany_idprof2 = {mycompany_idprof2}</text:p>
      <text:p text:style-name="P3">mycompany_idprof3 = {mycompany_idprof3}</text:p>
      <text:p text:style-name="P3">mycompany_idprof4 = {mycompany_idprof4}</text:p>
      <text:p text:style-name="P3">mycompany_vatnumber = {mycompany_vatnumber}</text:p>
      <text:p text:style-name="P3">mycompany_note = {mycompany_note}</text:p>
      <text:p text:style-name="P3">...</text:p>
      <text:p text:style-name="P3"/>
      <text:p text:style-name="P5">Customers, prospects or suppliers information:</text:p>
      <text:p text:style-name="P2">This is a list of other tags that will be replaced with correct values (tags between {}) :</text:p>
      <text:p text:style-name="P3">company_name = {company_name}</text:p>
      <text:p text:style-name="P3">company_address = {company_address}</text:p>
      <text:p text:style-name="P3">company_zip = {company_zip}</text:p>
      <text:p text:style-name="P3">company_town = {company_town}</text:p>
      <text:p text:style-name="P3">company_country = {company_country}</text:p>
      <text:p text:style-name="P3">company_phone = {company_phone}</text:p>
      <text:p text:style-name="P3">company_fax = {company_fax}</text:p>
      <text:p text:style-name="P3">company_email = {company_email}</text:p>
      <text:p text:style-name="P3">company_web = {company_web}</text:p>
      <text:p text:style-name="P3">company_barcode = {company_barcode}</text:p>
      <text:p text:style-name="P3">company_customercode = {company_customercode}</text:p>
      <text:p text:style-name="P3">company_suppliercode = {company_suppliercode}</text:p>
      <text:p text:style-name="P3">company_capital = {company_capital}</text:p>
      <text:p text:style-name="P3">company_juridicalstatus = {company_juridicalstatus}</text:p>
      <text:p text:style-name="P3">company_idprof1 = {company_idprof1}</text:p>
      <text:p text:style-name="P3">company_idprof2 = {company_idprof2}</text:p>
      <text:p text:style-name="P3">company_idprof3 = {company_idprof3}</text:p>
      <text:p text:style-name="P3">company_idprof4 = {company_idprof4}</text:p>
      <text:p text:style-name="P3">company_vatnumber = {company_vatnumber}</text:p>
      <text:p text:style-name="P3">company_note = {company_note}</text:p>
      <text:p text:style-name="Standard">...</text:p>
      <text:p text:style-name="Standard"/>
      <text:p text:style-name="P6">User information:</text:p>
      <text:p text:style-name="P7">myuser_lastname = {myuser_lastname}</text:p>
      <text:p text:style-name="P7">myuser_firstname = {myuser_firstname}</text:p>
      <text:p text:style-name="P7">myuser_login = {myuser_login}</text:p>
      <text:p text:style-name="P7">myuser_email = {myuser_email}</text:p>
      <text:p text:style-name="P7">...</text:p>
      <text:p text:style-name="P9"/>
      <text:p text:style-name="Standard"/>
      <text:p text:style-name="Standard"><text:soft-page-break/></text:p>
      <text:p text:style-name="Standard">For complete list of <text:span text:style-name="T5">available </text:span>tags, see on user documentation about <text:span text:style-name="T4">using ODT templates</text:span> on wiki:</text:p>
      <text:p text:style-name="P8"><text:a xlink:type="simple" xlink:href="http://wiki.dolibarr.org/index.php/Create_an_ODT_document_template"><text:span text:style-name="T3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74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4M21S</meta:editing-duration>
    <meta:editing-cycles>39</meta:editing-cycles>
    <meta:generator>OpenOffice.org/3.2$Linux OpenOffice.org_project/320m19$Build-9505</meta:generator>
    <dc:date>2011-06-13T14:42:23</dc:date>
    <dc:creator>Laurent Destailleur</dc:creator>
    <meta:document-statistic meta:table-count="0" meta:image-count="0" meta:object-count="0" meta:page-count="2" meta:paragraph-count="55" meta:word-count="212" meta:character-count="2088"/>
    <meta:user-defined meta:name="Info 1"/>
    <meta:user-defined meta:name="Info 2"/>
    <meta:user-defined meta:name="Info 3"/>
    <meta:user-defined meta:name="Info 4"/>
  </office:meta>
</office:document-meta>
</file>